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36pt"/>
    </style:style>
    <style:style style:name="co2" style:family="table-column">
      <style:table-column-properties fo:break-before="auto" style:column-width="71.01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89.74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3.56pt"/>
    </style:style>
    <style:style style:name="co9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mooth Stratification" table:style-name="ta1">
        <table:shapes>
          <draw:frame draw:z-index="0" draw:style-name="gr1" draw:text-style-name="P1" svg:width="902.75pt" svg:height="525.54pt" svg:x="479.42pt" svg:y="86.6pt">
            <draw:object draw:notify-on-update-of-ranges="'Smooth Stratification'.F1:'Smooth Stratification'.F12 'Smooth Stratification'.E14:'Smooth Stratification'.E14 'Smooth Stratification'.E1:'Smooth Stratification'.E12 'Smooth Stratification'.F1:'Smooth Stratification'.F12 'Smooth Stratification'.D14:'Smooth Stratification'.D14 'Smooth Stratification'.D1:'Smooth Stratification'.D12 'Smooth Stratification'.F1:'Smooth Stratification'.F12 'Smooth Stratification'.C14:'Smooth Stratification'.C14 'Smooth Stratification'.C1:'Smooth Stratification'.C12 'Smooth Stratification'.F1:'Smooth Stratification'.F12 'Smooth Stratification'.A14:'Smooth Stratification'.A14 'Smooth Stratification'.A1:'Smooth Stratification'.A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float" office:value="0.000040632" calcext:value-type="float">
            <text:p>4.06E-05</text:p>
          </table:table-cell>
          <table:table-cell office:value-type="float" office:value="0.0015437" calcext:value-type="float">
            <text:p>1.54E-03</text:p>
          </table:table-cell>
          <table:table-cell office:value-type="float" office:value="0.0000000052667" calcext:value-type="float">
            <text:p>5.27E-09</text:p>
          </table:table-cell>
          <table:table-cell office:value-type="float" office:value="0.000000016978" calcext:value-type="float">
            <text:p>1.70E-08</text:p>
          </table:table-cell>
          <table:table-cell office:value-type="float" office:value="0.0015443" calcext:value-type="float">
            <text:p>1.54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80579" calcext:value-type="float">
            <text:p>8.06E-06</text:p>
          </table:table-cell>
          <table:table-cell office:value-type="float" office:value="0.00048591" calcext:value-type="float">
            <text:p>4.86E-04</text:p>
          </table:table-cell>
          <table:table-cell office:value-type="float" office:value="0.00000000053174" calcext:value-type="float">
            <text:p>5.32E-10</text:p>
          </table:table-cell>
          <table:table-cell office:value-type="float" office:value="0.0000000020687" calcext:value-type="float">
            <text:p>2.07E-09</text:p>
          </table:table-cell>
          <table:table-cell office:value-type="float" office:value="0.00048597" calcext:value-type="float">
            <text:p>4.86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14962" calcext:value-type="float">
            <text:p>1.50E-06</text:p>
          </table:table-cell>
          <table:table-cell office:value-type="float" office:value="0.000090076" calcext:value-type="float">
            <text:p>9.01E-05</text:p>
          </table:table-cell>
          <table:table-cell office:value-type="float" office:value="0.00000000001937" calcext:value-type="float">
            <text:p>1.94E-11</text:p>
          </table:table-cell>
          <table:table-cell office:value-type="float" office:value="0.000000000090725" calcext:value-type="float">
            <text:p>9.07E-11</text:p>
          </table:table-cell>
          <table:table-cell office:value-type="float" office:value="0.000090089" calcext:value-type="float">
            <text:p>9.01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20999" calcext:value-type="float">
            <text:p>2.10E-07</text:p>
          </table:table-cell>
          <table:table-cell office:value-type="float" office:value="0.000012312" calcext:value-type="float">
            <text:p>1.23E-05</text:p>
          </table:table-cell>
          <table:table-cell office:value-type="float" office:value="0.00000000000032907" calcext:value-type="float">
            <text:p>3.29E-13</text:p>
          </table:table-cell>
          <table:table-cell office:value-type="float" office:value="0.0000000000017559" calcext:value-type="float">
            <text:p>1.76E-12</text:p>
          </table:table-cell>
          <table:table-cell office:value-type="float" office:value="0.000012314" calcext:value-type="float">
            <text:p>1.23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22818" calcext:value-type="float">
            <text:p>2.28E-08</text:p>
          </table:table-cell>
          <table:table-cell office:value-type="float" office:value="0.000001402" calcext:value-type="float">
            <text:p>1.40E-06</text:p>
          </table:table-cell>
          <table:table-cell office:value-type="float" office:value="3.2528E-015" calcext:value-type="float">
            <text:p>3.25E-15</text:p>
          </table:table-cell>
          <table:table-cell office:value-type="float" office:value="0.000000000000019257" calcext:value-type="float">
            <text:p>1.93E-14</text:p>
          </table:table-cell>
          <table:table-cell office:value-type="float" office:value="0.0000014022" calcext:value-type="float">
            <text:p>1.40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8615" calcext:value-type="float">
            <text:p>1.86E-09</text:p>
          </table:table-cell>
          <table:table-cell office:value-type="float" office:value="0.00000014439" calcext:value-type="float">
            <text:p>1.44E-07</text:p>
          </table:table-cell>
          <table:table-cell office:value-type="float" office:value="2.302E-017" calcext:value-type="float">
            <text:p>2.30E-17</text:p>
          </table:table-cell>
          <table:table-cell office:value-type="float" office:value="1.371E-016" calcext:value-type="float">
            <text:p>1.37E-16</text:p>
          </table:table-cell>
          <table:table-cell office:value-type="float" office:value="0.0000001444" calcext:value-type="float">
            <text:p>1.44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10823" calcext:value-type="float">
            <text:p>1.08E-10</text:p>
          </table:table-cell>
          <table:table-cell office:value-type="float" office:value="0.000000015227" calcext:value-type="float">
            <text:p>1.52E-08</text:p>
          </table:table-cell>
          <table:table-cell office:value-type="float" office:value="5.1202E-018" calcext:value-type="float">
            <text:p>5.12E-18</text:p>
          </table:table-cell>
          <table:table-cell office:value-type="float" office:value="6.9801E-019" calcext:value-type="float">
            <text:p>6.98E-19</text:p>
          </table:table-cell>
          <table:table-cell office:value-type="float" office:value="0.000000015228" calcext:value-type="float">
            <text:p>1.52E-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40359" calcext:value-type="float">
            <text:p>4.04E-12</text:p>
          </table:table-cell>
          <table:table-cell office:value-type="float" office:value="0.0000000018184" calcext:value-type="float">
            <text:p>1.82E-09</text:p>
          </table:table-cell>
          <table:table-cell office:value-type="float" office:value="8.6668E-018" calcext:value-type="float">
            <text:p>8.67E-18</text:p>
          </table:table-cell>
          <table:table-cell office:value-type="float" office:value="2.4297E-020" calcext:value-type="float">
            <text:p>2.43E-20</text:p>
          </table:table-cell>
          <table:table-cell office:value-type="float" office:value="0.0000000018184" calcext:value-type="float">
            <text:p>1.82E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91745" calcext:value-type="float">
            <text:p>9.17E-13</text:p>
          </table:table-cell>
          <table:table-cell office:value-type="float" office:value="0.00000000023749" calcext:value-type="float">
            <text:p>2.37E-10</text:p>
          </table:table-cell>
          <table:table-cell office:value-type="float" office:value="8.5942E-018" calcext:value-type="float">
            <text:p>8.59E-18</text:p>
          </table:table-cell>
          <table:table-cell office:value-type="float" office:value="2.3341E-020" calcext:value-type="float">
            <text:p>2.33E-20</text:p>
          </table:table-cell>
          <table:table-cell office:value-type="float" office:value="0.00000000023749" calcext:value-type="float">
            <text:p>2.37E-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6396" calcext:value-type="float">
            <text:p>1.64E-13</text:p>
          </table:table-cell>
          <table:table-cell office:value-type="float" office:value="0.000000000031668" calcext:value-type="float">
            <text:p>3.17E-11</text:p>
          </table:table-cell>
          <table:table-cell office:value-type="float" office:value="7.2229E-018" calcext:value-type="float">
            <text:p>7.22E-18</text:p>
          </table:table-cell>
          <table:table-cell office:value-type="float" office:value="2.3997E-020" calcext:value-type="float">
            <text:p>2.40E-20</text:p>
          </table:table-cell>
          <table:table-cell office:value-type="float" office:value="0.000000000031669" calcext:value-type="float">
            <text:p>3.17E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3627" calcext:value-type="float">
            <text:p>2.36E-14</text:p>
          </table:table-cell>
          <table:table-cell office:value-type="float" office:value="0.0000000000042127" calcext:value-type="float">
            <text:p>4.21E-12</text:p>
          </table:table-cell>
          <table:table-cell office:value-type="float" office:value="7.8372E-018" calcext:value-type="float">
            <text:p>7.84E-18</text:p>
          </table:table-cell>
          <table:table-cell office:value-type="float" office:value="2.4013E-020" calcext:value-type="float">
            <text:p>2.40E-20</text:p>
          </table:table-cell>
          <table:table-cell office:value-type="float" office:value="0.0000000000042127" calcext:value-type="float">
            <text:p>4.21E-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1255E-015" calcext:value-type="float">
            <text:p>3.13E-15</text:p>
          </table:table-cell>
          <table:table-cell office:value-type="float" office:value="0.00000000000056484" calcext:value-type="float">
            <text:p>5.65E-13</text:p>
          </table:table-cell>
          <table:table-cell office:value-type="float" office:value="7.7628E-018" calcext:value-type="float">
            <text:p>7.76E-18</text:p>
          </table:table-cell>
          <table:table-cell office:value-type="float" office:value="2.3628E-020" calcext:value-type="float">
            <text:p>2.36E-20</text:p>
          </table:table-cell>
          <table:table-cell office:value-type="float" office:value="0.00000000000056485" calcext:value-type="float">
            <text:p>5.65E-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5835E-016" calcext:value-type="float">
            <text:p>4.58E-16</text:p>
          </table:table-cell>
          <table:table-cell office:value-type="float" office:value="0.00000000000010717" calcext:value-type="float">
            <text:p>1.07E-13</text:p>
          </table:table-cell>
          <table:table-cell office:value-type="float" office:value="6.7278E-018" calcext:value-type="float">
            <text:p>6.73E-18</text:p>
          </table:table-cell>
          <table:table-cell office:value-type="float" office:value="2.4069E-020" calcext:value-type="float">
            <text:p>2.41E-20</text:p>
          </table:table-cell>
          <table:table-cell office:value-type="float" office:value="0.00000000000010717" calcext:value-type="float">
            <text:p>1.07E-13</text:p>
          </table:table-cell>
          <table:table-cell/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  <table:table-row table:style-name="ro1" table:number-rows-repeated="2">
          <table:table-cell table:style-name="Default" table:number-columns-repeated="5"/>
          <table:table-cell/>
        </table:table-row>
        <table:table-row table:style-name="ro1" table:number-rows-repeated="12">
          <table:table-cell table:number-columns-repeated="5"/>
          <table:table-cell table:style-name="ce2"/>
        </table:table-row>
        <table:table-row table:style-name="ro1">
          <table:table-cell table:number-columns-repeated="5"/>
          <table:table-cell table:style-name="ce1"/>
        </table:table-row>
      </table:table>
      <table:table table:name="Discrete Stratification" table:style-name="ta1">
        <table:shapes>
          <draw:frame draw:z-index="0" draw:style-name="gr1" draw:text-style-name="P1" svg:width="903.17pt" svg:height="525.54pt" svg:x="480.42pt" svg:y="156.61pt">
            <draw:object draw:notify-on-update-of-ranges="'Discrete Stratification'.F1:'Discrete Stratification'.F12 'Discrete Stratification'.E14:'Discrete Stratification'.E14 'Discrete Stratification'.E1:'Discrete Stratification'.E12 'Discrete Stratification'.F1:'Discrete Stratification'.F12 'Discrete Stratification'.D14:'Discrete Stratification'.D14 'Discrete Stratification'.D1:'Discrete Stratification'.D12 'Discrete Stratification'.F1:'Discrete Stratification'.F12 'Discrete Stratification'.C14:'Discrete Stratification'.C14 'Discrete Stratification'.C1:'Discrete Stratification'.C12 'Discrete Stratification'.F1:'Discrete Stratification'.F12 'Discrete Stratification'.A14:'Discrete Stratification'.A14 'Discrete Stratification'.A1:'Discrete Stratification'.A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ce2"/>
        <table:table-row table:style-name="ro1">
          <table:table-cell office:value-type="float" office:value="0.000051085" calcext:value-type="float">
            <text:p>5.11E-05</text:p>
          </table:table-cell>
          <table:table-cell office:value-type="float" office:value="0.0015653" calcext:value-type="float">
            <text:p>1.57E-03</text:p>
          </table:table-cell>
          <table:table-cell office:value-type="float" office:value="0.0000000074838" calcext:value-type="float">
            <text:p>7.48E-09</text:p>
          </table:table-cell>
          <table:table-cell office:value-type="float" office:value="0.000000019007" calcext:value-type="float">
            <text:p>1.90E-08</text:p>
          </table:table-cell>
          <table:table-cell office:value-type="float" office:value="0.0015661" calcext:value-type="float">
            <text:p>1.57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63021" calcext:value-type="float">
            <text:p>6.30E-06</text:p>
          </table:table-cell>
          <table:table-cell office:value-type="float" office:value="0.00049455" calcext:value-type="float">
            <text:p>4.95E-04</text:p>
          </table:table-cell>
          <table:table-cell office:value-type="float" office:value="0.00000000078967" calcext:value-type="float">
            <text:p>7.90E-10</text:p>
          </table:table-cell>
          <table:table-cell office:value-type="float" office:value="0.0000000029094" calcext:value-type="float">
            <text:p>2.91E-09</text:p>
          </table:table-cell>
          <table:table-cell office:value-type="float" office:value="0.00049459" calcext:value-type="float">
            <text:p>4.95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87088" calcext:value-type="float">
            <text:p>8.71E-07</text:p>
          </table:table-cell>
          <table:table-cell office:value-type="float" office:value="0.000089039" calcext:value-type="float">
            <text:p>8.90E-05</text:p>
          </table:table-cell>
          <table:table-cell office:value-type="float" office:value="0.000000000027401" calcext:value-type="float">
            <text:p>2.74E-11</text:p>
          </table:table-cell>
          <table:table-cell office:value-type="float" office:value="0.00000000012098" calcext:value-type="float">
            <text:p>1.21E-10</text:p>
          </table:table-cell>
          <table:table-cell office:value-type="float" office:value="0.000089043" calcext:value-type="float">
            <text:p>8.90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2699" calcext:value-type="float">
            <text:p>1.27E-07</text:p>
          </table:table-cell>
          <table:table-cell office:value-type="float" office:value="0.000011677" calcext:value-type="float">
            <text:p>1.17E-05</text:p>
          </table:table-cell>
          <table:table-cell office:value-type="float" office:value="0.00000000000042727" calcext:value-type="float">
            <text:p>4.27E-13</text:p>
          </table:table-cell>
          <table:table-cell office:value-type="float" office:value="0.0000000000022155" calcext:value-type="float">
            <text:p>2.22E-12</text:p>
          </table:table-cell>
          <table:table-cell office:value-type="float" office:value="0.000011677" calcext:value-type="float">
            <text:p>1.17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15551" calcext:value-type="float">
            <text:p>1.56E-08</text:p>
          </table:table-cell>
          <table:table-cell office:value-type="float" office:value="0.0000012629" calcext:value-type="float">
            <text:p>1.26E-06</text:p>
          </table:table-cell>
          <table:table-cell office:value-type="float" office:value="4.0454E-015" calcext:value-type="float">
            <text:p>4.05E-15</text:p>
          </table:table-cell>
          <table:table-cell office:value-type="float" office:value="0.000000000000023365" calcext:value-type="float">
            <text:p>2.34E-14</text:p>
          </table:table-cell>
          <table:table-cell office:value-type="float" office:value="0.000001263" calcext:value-type="float">
            <text:p>1.26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01359" calcext:value-type="float">
            <text:p>1.36E-09</text:p>
          </table:table-cell>
          <table:table-cell office:value-type="float" office:value="0.0000001218" calcext:value-type="float">
            <text:p>1.22E-07</text:p>
          </table:table-cell>
          <table:table-cell office:value-type="float" office:value="2.6888E-017" calcext:value-type="float">
            <text:p>2.69E-17</text:p>
          </table:table-cell>
          <table:table-cell office:value-type="float" office:value="1.6184E-016" calcext:value-type="float">
            <text:p>1.62E-16</text:p>
          </table:table-cell>
          <table:table-cell office:value-type="float" office:value="0.00000012181" calcext:value-type="float">
            <text:p>1.22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0088754" calcext:value-type="float">
            <text:p>8.88E-11</text:p>
          </table:table-cell>
          <table:table-cell office:value-type="float" office:value="0.000000012187" calcext:value-type="float">
            <text:p>1.22E-08</text:p>
          </table:table-cell>
          <table:table-cell office:value-type="float" office:value="8.9229E-018" calcext:value-type="float">
            <text:p>8.92E-18</text:p>
          </table:table-cell>
          <table:table-cell office:value-type="float" office:value="8.0036E-019" calcext:value-type="float">
            <text:p>8.00E-19</text:p>
          </table:table-cell>
          <table:table-cell office:value-type="float" office:value="0.000000012187" calcext:value-type="float">
            <text:p>1.22E-0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00030034" calcext:value-type="float">
            <text:p>3.00E-12</text:p>
          </table:table-cell>
          <table:table-cell office:value-type="float" office:value="0.0000000014775" calcext:value-type="float">
            <text:p>1.48E-09</text:p>
          </table:table-cell>
          <table:table-cell office:value-type="float" office:value="7.2763E-018" calcext:value-type="float">
            <text:p>7.28E-18</text:p>
          </table:table-cell>
          <table:table-cell office:value-type="float" office:value="2.7446E-020" calcext:value-type="float">
            <text:p>2.74E-20</text:p>
          </table:table-cell>
          <table:table-cell office:value-type="float" office:value="0.0000000014775" calcext:value-type="float">
            <text:p>1.48E-0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00063776" calcext:value-type="float">
            <text:p>6.38E-13</text:p>
          </table:table-cell>
          <table:table-cell office:value-type="float" office:value="0.00000000020457" calcext:value-type="float">
            <text:p>2.05E-10</text:p>
          </table:table-cell>
          <table:table-cell office:value-type="float" office:value="8.9231E-018" calcext:value-type="float">
            <text:p>8.92E-18</text:p>
          </table:table-cell>
          <table:table-cell office:value-type="float" office:value="2.7458E-020" calcext:value-type="float">
            <text:p>2.75E-20</text:p>
          </table:table-cell>
          <table:table-cell office:value-type="float" office:value="0.00000000020457" calcext:value-type="float">
            <text:p>2.05E-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00000000000013341" calcext:value-type="float">
            <text:p>1.33E-13</text:p>
          </table:table-cell>
          <table:table-cell office:value-type="float" office:value="0.00000000002899" calcext:value-type="float">
            <text:p>2.90E-11</text:p>
          </table:table-cell>
          <table:table-cell office:value-type="float" office:value="6.0095E-018" calcext:value-type="float">
            <text:p>6.01E-18</text:p>
          </table:table-cell>
          <table:table-cell office:value-type="float" office:value="2.671E-020" calcext:value-type="float">
            <text:p>2.67E-20</text:p>
          </table:table-cell>
          <table:table-cell office:value-type="float" office:value="0.000000000028991" calcext:value-type="float">
            <text:p>2.90E-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.000000000000021362" calcext:value-type="float">
            <text:p>2.14E-14</text:p>
          </table:table-cell>
          <table:table-cell office:value-type="float" office:value="0.000000000004081" calcext:value-type="float">
            <text:p>4.08E-12</text:p>
          </table:table-cell>
          <table:table-cell office:value-type="float" office:value="5.8768E-018" calcext:value-type="float">
            <text:p>5.88E-18</text:p>
          </table:table-cell>
          <table:table-cell office:value-type="float" office:value="2.6883E-020" calcext:value-type="float">
            <text:p>2.69E-20</text:p>
          </table:table-cell>
          <table:table-cell office:value-type="float" office:value="0.000000000004081" calcext:value-type="float">
            <text:p>4.08E-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.0188E-015" calcext:value-type="float">
            <text:p>3.02E-15</text:p>
          </table:table-cell>
          <table:table-cell office:value-type="float" office:value="0.00000000000057694" calcext:value-type="float">
            <text:p>5.77E-13</text:p>
          </table:table-cell>
          <table:table-cell office:value-type="float" office:value="7.6251E-018" calcext:value-type="float">
            <text:p>7.63E-18</text:p>
          </table:table-cell>
          <table:table-cell office:value-type="float" office:value="2.7386E-020" calcext:value-type="float">
            <text:p>2.74E-20</text:p>
          </table:table-cell>
          <table:table-cell office:value-type="float" office:value="0.00000000000057695" calcext:value-type="float">
            <text:p>5.77E-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.3616E-016" calcext:value-type="float">
            <text:p>4.36E-16</text:p>
          </table:table-cell>
          <table:table-cell office:value-type="float" office:value="0.00000000000011732" calcext:value-type="float">
            <text:p>1.17E-13</text:p>
          </table:table-cell>
          <table:table-cell office:value-type="float" office:value="8.6236E-018" calcext:value-type="float">
            <text:p>8.62E-18</text:p>
          </table:table-cell>
          <table:table-cell office:value-type="float" office:value="2.7243E-020" calcext:value-type="float">
            <text:p>2.72E-20</text:p>
          </table:table-cell>
          <table:table-cell office:value-type="float" office:value="0.00000000000011732" calcext:value-type="float">
            <text:p>1.17E-13</text:p>
          </table:table-cell>
          <table:table-cell table:style-name="ce1"/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 table:style-name="Default"/>
        </table:table-row>
      </table:table>
      <table:table table:name="Smooth Stratification Natural PGF-Z" table:style-name="ta1">
        <table:shapes>
          <draw:frame draw:z-index="0" draw:style-name="gr1" draw:text-style-name="P1" svg:width="959.24pt" svg:height="525.54pt" svg:x="450.82pt" svg:y="199.53pt">
            <draw:object draw:notify-on-update-of-ranges="'Smooth Stratification Natural PGF-Z'.F1:'Smooth Stratification Natural PGF-Z'.F12 'Smooth Stratification Natural PGF-Z'.E14:'Smooth Stratification Natural PGF-Z'.E14 'Smooth Stratification Natural PGF-Z'.E1:'Smooth Stratification Natural PGF-Z'.E12 'Smooth Stratification Natural PGF-Z'.F1:'Smooth Stratification Natural PGF-Z'.F12 'Smooth Stratification Natural PGF-Z'.D14:'Smooth Stratification Natural PGF-Z'.D14 'Smooth Stratification Natural PGF-Z'.D1:'Smooth Stratification Natural PGF-Z'.D12 'Smooth Stratification Natural PGF-Z'.F1:'Smooth Stratification Natural PGF-Z'.F12 'Smooth Stratification Natural PGF-Z'.C14:'Smooth Stratification Natural PGF-Z'.C14 'Smooth Stratification Natural PGF-Z'.C1:'Smooth Stratification Natural PGF-Z'.C12 'Smooth Stratification Natural PGF-Z'.F1:'Smooth Stratification Natural PGF-Z'.F12 'Smooth Stratification Natural PGF-Z'.A14:'Smooth Stratification Natural PGF-Z'.A14 'Smooth Stratification Natural PGF-Z'.A1:'Smooth Stratification Natural PGF-Z'.A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6" table:default-cell-style-name="Default"/>
        <table:table-row table:style-name="ro1">
          <table:table-cell office:value-type="float" office:value="0.000033945" calcext:value-type="float">
            <text:p>3.39E-05</text:p>
          </table:table-cell>
          <table:table-cell office:value-type="float" office:value="0.0015058" calcext:value-type="float">
            <text:p>1.51E-03</text:p>
          </table:table-cell>
          <table:table-cell office:value-type="float" office:value="0.0000000048701" calcext:value-type="float">
            <text:p>4.87E-09</text:p>
          </table:table-cell>
          <table:table-cell office:value-type="float" office:value="0.000000017005" calcext:value-type="float">
            <text:p>1.70E-08</text:p>
          </table:table-cell>
          <table:table-cell office:value-type="float" office:value="0.0015062" calcext:value-type="float">
            <text:p>1.51E-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004573" calcext:value-type="float">
            <text:p>4.57E-06</text:p>
          </table:table-cell>
          <table:table-cell office:value-type="float" office:value="0.00045995" calcext:value-type="float">
            <text:p>4.60E-04</text:p>
          </table:table-cell>
          <table:table-cell office:value-type="float" office:value="0.00000000051891" calcext:value-type="float">
            <text:p>5.19E-10</text:p>
          </table:table-cell>
          <table:table-cell office:value-type="float" office:value="0.0000000021162" calcext:value-type="float">
            <text:p>2.12E-09</text:p>
          </table:table-cell>
          <table:table-cell office:value-type="float" office:value="0.00045997" calcext:value-type="float">
            <text:p>4.60E-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000067287" calcext:value-type="float">
            <text:p>6.73E-07</text:p>
          </table:table-cell>
          <table:table-cell office:value-type="float" office:value="0.000081413" calcext:value-type="float">
            <text:p>8.14E-05</text:p>
          </table:table-cell>
          <table:table-cell office:value-type="float" office:value="0.000000000018977" calcext:value-type="float">
            <text:p>1.90E-11</text:p>
          </table:table-cell>
          <table:table-cell office:value-type="float" office:value="0.000000000092892" calcext:value-type="float">
            <text:p>9.29E-11</text:p>
          </table:table-cell>
          <table:table-cell office:value-type="float" office:value="0.000081416" calcext:value-type="float">
            <text:p>8.14E-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000017667" calcext:value-type="float">
            <text:p>1.77E-07</text:p>
          </table:table-cell>
          <table:table-cell office:value-type="float" office:value="0.000011468" calcext:value-type="float">
            <text:p>1.15E-05</text:p>
          </table:table-cell>
          <table:table-cell office:value-type="float" office:value="0.0000000000003232" calcext:value-type="float">
            <text:p>3.23E-13</text:p>
          </table:table-cell>
          <table:table-cell office:value-type="float" office:value="0.0000000000017987" calcext:value-type="float">
            <text:p>1.80E-12</text:p>
          </table:table-cell>
          <table:table-cell office:value-type="float" office:value="0.000011469" calcext:value-type="float">
            <text:p>1.15E-0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000000059987" calcext:value-type="float">
            <text:p>6.00E-08</text:p>
          </table:table-cell>
          <table:table-cell office:value-type="float" office:value="0.0000022645" calcext:value-type="float">
            <text:p>2.26E-06</text:p>
          </table:table-cell>
          <table:table-cell office:value-type="float" office:value="3.4058E-015" calcext:value-type="float">
            <text:p>3.41E-15</text:p>
          </table:table-cell>
          <table:table-cell office:value-type="float" office:value="0.00000000000001984" calcext:value-type="float">
            <text:p>1.98E-14</text:p>
          </table:table-cell>
          <table:table-cell office:value-type="float" office:value="0.0000022653" calcext:value-type="float">
            <text:p>2.27E-0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0000021208" calcext:value-type="float">
            <text:p>2.12E-08</text:p>
          </table:table-cell>
          <table:table-cell office:value-type="float" office:value="0.00000070067" calcext:value-type="float">
            <text:p>7.01E-07</text:p>
          </table:table-cell>
          <table:table-cell office:value-type="float" office:value="4.2082E-016" calcext:value-type="float">
            <text:p>4.21E-16</text:p>
          </table:table-cell>
          <table:table-cell office:value-type="float" office:value="1.4461E-016" calcext:value-type="float">
            <text:p>1.45E-16</text:p>
          </table:table-cell>
          <table:table-cell office:value-type="float" office:value="0.00000070099" calcext:value-type="float">
            <text:p>7.01E-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0000000073061" calcext:value-type="float">
            <text:p>7.31E-09</text:p>
          </table:table-cell>
          <table:table-cell office:value-type="float" office:value="0.00000023375" calcext:value-type="float">
            <text:p>2.34E-07</text:p>
          </table:table-cell>
          <table:table-cell office:value-type="float" office:value="1.4304E-016" calcext:value-type="float">
            <text:p>1.43E-16</text:p>
          </table:table-cell>
          <table:table-cell office:value-type="float" office:value="8.862E-019" calcext:value-type="float">
            <text:p>8.86E-19</text:p>
          </table:table-cell>
          <table:table-cell office:value-type="float" office:value="0.00000023387" calcext:value-type="float">
            <text:p>2.34E-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000000024653" calcext:value-type="float">
            <text:p>2.47E-09</text:p>
          </table:table-cell>
          <table:table-cell office:value-type="float" office:value="0.000000078075" calcext:value-type="float">
            <text:p>7.81E-08</text:p>
          </table:table-cell>
          <table:table-cell office:value-type="float" office:value="4.8566E-017" calcext:value-type="float">
            <text:p>4.86E-17</text:p>
          </table:table-cell>
          <table:table-cell office:value-type="float" office:value="2.4427E-020" calcext:value-type="float">
            <text:p>2.44E-20</text:p>
          </table:table-cell>
          <table:table-cell office:value-type="float" office:value="0.000000078114" calcext:value-type="float">
            <text:p>7.81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00000000082439" calcext:value-type="float">
            <text:p>8.24E-10</text:p>
          </table:table-cell>
          <table:table-cell office:value-type="float" office:value="0.000000026053" calcext:value-type="float">
            <text:p>2.61E-08</text:p>
          </table:table-cell>
          <table:table-cell office:value-type="float" office:value="1.8091E-017" calcext:value-type="float">
            <text:p>1.81E-17</text:p>
          </table:table-cell>
          <table:table-cell office:value-type="float" office:value="2.2701E-020" calcext:value-type="float">
            <text:p>2.27E-20</text:p>
          </table:table-cell>
          <table:table-cell office:value-type="float" office:value="0.000000026066" calcext:value-type="float">
            <text:p>2.61E-08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4"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 Residual L2</text:p>
          </table:table-cell>
          <table:table-cell table:style-name="Default" office:value-type="string" calcext:value-type="string">
            <text:p>W Residual L2</text:p>
          </table:table-cell>
          <table:table-cell table:style-name="Default" office:value-type="string" calcext:value-type="string">
            <text:p>P Residual L2</text:p>
          </table:table-cell>
          <table:table-cell table:style-name="Default" office:value-type="string" calcext:value-type="string">
            <text:p>Theta Residual L2</text:p>
          </table:table-cell>
          <table:table-cell table:style-name="Default" office:value-type="string" calcext:value-type="string">
            <text:p>Total Residual L2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09:58:42.632911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9T10:29:25.024089120</dc:date>
    <meta:editing-duration>PT59M3S</meta:editing-duration>
    <meta:editing-cycles>7</meta:editing-cycles>
    <meta:generator>LibreOffice/6.0.7.3$Linux_X86_64 LibreOffice_project/00m0$Build-3</meta:generator>
    <meta:document-statistic meta:table-count="3" meta:cell-count="22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48cm" svg:height="18.541cm" xlink:href=".." xlink:type="simple" chart:class="chart:scatter" chart:style-name="ch1">
        <chart:title svg:x="9.623cm" svg:y="0.506cm" chart:style-name="ch2">
          <text:p>Newton's Method Convergence - Smooth Variable Stratification</text:p>
        </chart:title>
        <chart:subtitle svg:x="14.107cm" svg:y="1.655cm" chart:style-name="ch3">
          <text:p>Terrain Height: 10 m</text:p>
        </chart:subtitle>
        <chart:legend chart:legend-position="end" svg:x="24.399cm" svg:y="7.567cm" style:legend-expansion="high" chart:style-name="ch4"/>
        <chart:plot-area chart:style-name="ch5" table:cell-range-address="'Smooth Stratification'.C1:'Smooth Stratification'.F12 'Smooth Stratification'.C14:'Smooth Stratification'.E14 'Smooth Stratification'.A14:'Smooth Stratification'.A14 'Smooth Stratification'.A1:'Smooth Stratification'.A12" chart:data-source-has-labels="row" svg:x="1.647cm" svg:y="2.708cm" svg:width="22.116cm" svg:height="14.482cm">
          <chartooo:coordinate-region svg:x="3.274cm" svg:y="2.907cm" svg:width="20.302cm" svg:height="13.636cm"/>
          <chart:axis chart:dimension="x" chart:name="primary-x" chart:style-name="ch6">
            <chart:title svg:x="11.4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'.E1:'Smooth Stratification'.E12" chart:label-cell-address="'Smooth Stratification'.E14:'Smooth Stratification'.E14" chart:class="chart:scatter">
            <chart:domain table:cell-range-address="'Smooth Stratification'.F1:'Smooth Stratification'.F12"/>
            <chart:regression-curve chart:style-name="ch12">
              <chart:equation chart:display-equation="true" chart:display-r-square="false" svg:x="25.317cm" svg:y="2.973cm" chart:style-name="ch13"/>
            </chart:regression-curve>
            <chart:data-point chart:style-name="ch14"/>
            <chart:data-point/>
            <chart:data-point chart:style-name="ch14" chart:repeated="2"/>
            <chart:data-point chart:repeated="8"/>
          </chart:series>
          <chart:series chart:style-name="ch15" chart:values-cell-range-address="'Smooth Stratification'.D1:'Smooth Stratification'.D12" chart:label-cell-address="'Smooth Stratification'.D14:'Smooth Stratification'.D14" chart:class="chart:scatter">
            <chart:data-point chart:repeated="12"/>
          </chart:series>
          <chart:series chart:style-name="ch16" chart:values-cell-range-address="'Smooth Stratification'.C1:'Smooth Stratification'.C12" chart:label-cell-address="'Smooth Stratification'.C14:'Smooth Stratification'.C14" chart:class="chart:scatter">
            <chart:data-point chart:repeated="12"/>
          </chart:series>
          <chart:series chart:style-name="ch17" chart:values-cell-range-address="'Smooth Stratification'.A1:'Smooth Stratification'.A12" chart:label-cell-address="'Smooth Stratification'.A14:'Smooth Stratification'.A14" chart:class="chart:scatter">
            <chart:regression-curve chart:style-name="ch18">
              <chart:equation chart:display-equation="true" chart:display-r-square="false" svg:x="25.372cm" svg:y="3.834cm" chart:style-name="ch13"/>
            </chart:regression-curve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'.E14:'Smooth Stratification'.E14</svg:desc>
                </draw:g>
              </table:table-cell>
              <table:table-cell office:value-type="string">
                <text:p>Theta Residual L2</text:p>
                <draw:g>
                  <svg:desc>'Smooth Stratification'.D14:'Smooth Stratification'.D14</svg:desc>
                </draw:g>
              </table:table-cell>
              <table:table-cell office:value-type="string">
                <text:p>P Residual L2</text:p>
                <draw:g>
                  <svg:desc>'Smooth Stratification'.C14:'Smooth Stratification'.C14</svg:desc>
                </draw:g>
              </table:table-cell>
              <table:table-cell office:value-type="string">
                <text:p>U Residual L2</text:p>
                <draw:g>
                  <svg:desc>'Smooth Stratification'.A14:'Smooth Stratification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'.F1:'Smooth Stratification'.F12</svg:desc>
                </draw:g>
              </table:table-cell>
              <table:table-cell office:value-type="float" office:value="0.0015443">
                <text:p>0.0015443</text:p>
                <draw:g>
                  <svg:desc>'Smooth Stratification'.E1:'Smooth Stratification'.E12</svg:desc>
                </draw:g>
              </table:table-cell>
              <table:table-cell office:value-type="float" office:value="0.000000016978">
                <text:p>0.000000016978</text:p>
                <draw:g>
                  <svg:desc>'Smooth Stratification'.D1:'Smooth Stratification'.D12</svg:desc>
                </draw:g>
              </table:table-cell>
              <table:table-cell office:value-type="float" office:value="0.0000000052667">
                <text:p>0.0000000052667</text:p>
                <draw:g>
                  <svg:desc>'Smooth Stratification'.C1:'Smooth Stratification'.C12</svg:desc>
                </draw:g>
              </table:table-cell>
              <table:table-cell office:value-type="float" office:value="0.000040632">
                <text:p>0.000040632</text:p>
                <draw:g>
                  <svg:desc>'Smooth Stratification'.A1:'Smooth Stratification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8597">
                <text:p>0.00048597</text:p>
              </table:table-cell>
              <table:table-cell office:value-type="float" office:value="0.0000000020687">
                <text:p>0.0000000020687</text:p>
              </table:table-cell>
              <table:table-cell office:value-type="float" office:value="0.00000000053174">
                <text:p>0.00000000053174</text:p>
              </table:table-cell>
              <table:table-cell office:value-type="float" office:value="0.0000080579">
                <text:p>0.0000080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90089">
                <text:p>0.000090089</text:p>
              </table:table-cell>
              <table:table-cell office:value-type="float" office:value="0.000000000090725">
                <text:p>0.000000000090725</text:p>
              </table:table-cell>
              <table:table-cell office:value-type="float" office:value="0.00000000001937">
                <text:p>0.00000000001937</text:p>
              </table:table-cell>
              <table:table-cell office:value-type="float" office:value="0.0000014962">
                <text:p>0.00000149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2314">
                <text:p>0.000012314</text:p>
              </table:table-cell>
              <table:table-cell office:value-type="float" office:value="0.0000000000017559">
                <text:p>0.0000000000017559</text:p>
              </table:table-cell>
              <table:table-cell office:value-type="float" office:value="0.00000000000032907">
                <text:p>0.00000000000032907</text:p>
              </table:table-cell>
              <table:table-cell office:value-type="float" office:value="0.00000020999">
                <text:p>0.00000020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4022">
                <text:p>0.0000014022</text:p>
              </table:table-cell>
              <table:table-cell office:value-type="float" office:value="0.000000000000019257">
                <text:p>0.000000000000019257</text:p>
              </table:table-cell>
              <table:table-cell office:value-type="float" office:value="3.2528E-015">
                <text:p>3.2528E-015</text:p>
              </table:table-cell>
              <table:table-cell office:value-type="float" office:value="0.000000022818">
                <text:p>0.000000022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1444">
                <text:p>0.0000001444</text:p>
              </table:table-cell>
              <table:table-cell office:value-type="float" office:value="1.371E-016">
                <text:p>1.371E-016</text:p>
              </table:table-cell>
              <table:table-cell office:value-type="float" office:value="2.302E-017">
                <text:p>2.302E-017</text:p>
              </table:table-cell>
              <table:table-cell office:value-type="float" office:value="0.0000000018615">
                <text:p>0.00000000186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15228">
                <text:p>0.000000015228</text:p>
              </table:table-cell>
              <table:table-cell office:value-type="float" office:value="6.9801E-019">
                <text:p>6.9801E-019</text:p>
              </table:table-cell>
              <table:table-cell office:value-type="float" office:value="5.1202E-018">
                <text:p>5.1202E-018</text:p>
              </table:table-cell>
              <table:table-cell office:value-type="float" office:value="0.00000000010823">
                <text:p>0.00000000010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18184">
                <text:p>0.0000000018184</text:p>
              </table:table-cell>
              <table:table-cell office:value-type="float" office:value="2.4297E-020">
                <text:p>2.4297E-020</text:p>
              </table:table-cell>
              <table:table-cell office:value-type="float" office:value="8.6668E-018">
                <text:p>8.6668E-018</text:p>
              </table:table-cell>
              <table:table-cell office:value-type="float" office:value="0.0000000000040359">
                <text:p>0.00000000000403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23749">
                <text:p>0.00000000023749</text:p>
              </table:table-cell>
              <table:table-cell office:value-type="float" office:value="2.3341E-020">
                <text:p>2.3341E-020</text:p>
              </table:table-cell>
              <table:table-cell office:value-type="float" office:value="8.5942E-018">
                <text:p>8.5942E-018</text:p>
              </table:table-cell>
              <table:table-cell office:value-type="float" office:value="0.00000000000091745">
                <text:p>0.00000000000091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31669">
                <text:p>0.000000000031669</text:p>
              </table:table-cell>
              <table:table-cell office:value-type="float" office:value="2.3997E-020">
                <text:p>2.3997E-020</text:p>
              </table:table-cell>
              <table:table-cell office:value-type="float" office:value="7.2229E-018">
                <text:p>7.2229E-018</text:p>
              </table:table-cell>
              <table:table-cell office:value-type="float" office:value="0.00000000000016396">
                <text:p>0.000000000000163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42127">
                <text:p>0.0000000000042127</text:p>
              </table:table-cell>
              <table:table-cell office:value-type="float" office:value="2.4013E-020">
                <text:p>2.4013E-020</text:p>
              </table:table-cell>
              <table:table-cell office:value-type="float" office:value="7.8372E-018">
                <text:p>7.8372E-018</text:p>
              </table:table-cell>
              <table:table-cell office:value-type="float" office:value="0.000000000000023627">
                <text:p>0.000000000000023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00056485">
                <text:p>0.00000000000056485</text:p>
              </table:table-cell>
              <table:table-cell office:value-type="float" office:value="2.3628E-020">
                <text:p>2.3628E-020</text:p>
              </table:table-cell>
              <table:table-cell office:value-type="float" office:value="7.7628E-018">
                <text:p>7.7628E-018</text:p>
              </table:table-cell>
              <table:table-cell office:value-type="float" office:value="3.1255E-015">
                <text:p>3.1255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1.863cm" svg:height="18.541cm" xlink:href=".." xlink:type="simple" chart:class="chart:scatter" chart:style-name="ch1">
        <chart:title svg:x="9.551cm" svg:y="0.506cm" chart:style-name="ch2">
          <text:p>Newton's Method Convergence - Discrete Variable Stratification</text:p>
        </chart:title>
        <chart:subtitle svg:x="14.114cm" svg:y="1.655cm" chart:style-name="ch3">
          <text:p>Terrain Height: 10 m</text:p>
        </chart:subtitle>
        <chart:legend chart:legend-position="end" svg:x="24.414cm" svg:y="7.567cm" style:legend-expansion="high" chart:style-name="ch4"/>
        <chart:plot-area chart:style-name="ch5" table:cell-range-address="'Discrete Stratification'.C1:'Discrete Stratification'.F12 'Discrete Stratification'.C14:'Discrete Stratification'.E14 'Discrete Stratification'.A14:'Discrete Stratification'.A14 'Discrete Stratification'.A1:'Discrete Stratification'.A12" chart:data-source-has-labels="row" svg:x="1.648cm" svg:y="2.708cm" svg:width="22.129cm" svg:height="14.482cm">
          <chartooo:coordinate-region svg:x="3.275cm" svg:y="2.907cm" svg:width="20.315cm" svg:height="13.636cm"/>
          <chart:axis chart:dimension="x" chart:name="primary-x" chart:style-name="ch6">
            <chart:title svg:x="11.477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369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Discrete Stratification'.E1:'Discrete Stratification'.E12" chart:label-cell-address="'Discrete Stratification'.E14:'Discrete Stratification'.E14" chart:class="chart:scatter">
            <chart:domain table:cell-range-address="'Discrete Stratification'.F1:'Discrete Stratification'.F12"/>
            <chart:regression-curve chart:style-name="ch12">
              <chart:equation chart:display-equation="true" chart:display-r-square="false" svg:x="25.329cm" svg:y="2.973cm" chart:style-name="ch13"/>
            </chart:regression-curve>
            <chart:data-point chart:style-name="ch14"/>
            <chart:data-point/>
            <chart:data-point chart:style-name="ch14" chart:repeated="2"/>
            <chart:data-point chart:repeated="8"/>
          </chart:series>
          <chart:series chart:style-name="ch15" chart:values-cell-range-address="'Discrete Stratification'.D1:'Discrete Stratification'.D12" chart:label-cell-address="'Discrete Stratification'.D14:'Discrete Stratification'.D14" chart:class="chart:scatter">
            <chart:data-point chart:repeated="12"/>
          </chart:series>
          <chart:series chart:style-name="ch16" chart:values-cell-range-address="'Discrete Stratification'.C1:'Discrete Stratification'.C12" chart:label-cell-address="'Discrete Stratification'.C14:'Discrete Stratification'.C14" chart:class="chart:scatter">
            <chart:data-point chart:repeated="12"/>
          </chart:series>
          <chart:series chart:style-name="ch17" chart:values-cell-range-address="'Discrete Stratification'.A1:'Discrete Stratification'.A12" chart:label-cell-address="'Discrete Stratification'.A14:'Discrete Stratification'.A14" chart:class="chart:scatter">
            <chart:regression-curve chart:style-name="ch18">
              <chart:equation chart:display-equation="true" chart:display-r-square="false" svg:x="25.384cm" svg:y="3.834cm" chart:style-name="ch13"/>
            </chart:regression-curve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Discrete Stratification'.E14:'Discrete Stratification'.E14</svg:desc>
                </draw:g>
              </table:table-cell>
              <table:table-cell office:value-type="string">
                <text:p>Theta Residual L2</text:p>
                <draw:g>
                  <svg:desc>'Discrete Stratification'.D14:'Discrete Stratification'.D14</svg:desc>
                </draw:g>
              </table:table-cell>
              <table:table-cell office:value-type="string">
                <text:p>P Residual L2</text:p>
                <draw:g>
                  <svg:desc>'Discrete Stratification'.C14:'Discrete Stratification'.C14</svg:desc>
                </draw:g>
              </table:table-cell>
              <table:table-cell office:value-type="string">
                <text:p>U Residual L2</text:p>
                <draw:g>
                  <svg:desc>'Discrete Stratification'.A14:'Discrete Stratification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crete Stratification'.F1:'Discrete Stratification'.F12</svg:desc>
                </draw:g>
              </table:table-cell>
              <table:table-cell office:value-type="float" office:value="0.0015661">
                <text:p>0.0015661</text:p>
                <draw:g>
                  <svg:desc>'Discrete Stratification'.E1:'Discrete Stratification'.E12</svg:desc>
                </draw:g>
              </table:table-cell>
              <table:table-cell office:value-type="float" office:value="0.000000019007">
                <text:p>0.000000019007</text:p>
                <draw:g>
                  <svg:desc>'Discrete Stratification'.D1:'Discrete Stratification'.D12</svg:desc>
                </draw:g>
              </table:table-cell>
              <table:table-cell office:value-type="float" office:value="0.0000000074838">
                <text:p>0.0000000074838</text:p>
                <draw:g>
                  <svg:desc>'Discrete Stratification'.C1:'Discrete Stratification'.C12</svg:desc>
                </draw:g>
              </table:table-cell>
              <table:table-cell office:value-type="float" office:value="0.000051085">
                <text:p>0.000051085</text:p>
                <draw:g>
                  <svg:desc>'Discrete Stratification'.A1:'Discrete Stratification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9459">
                <text:p>0.00049459</text:p>
              </table:table-cell>
              <table:table-cell office:value-type="float" office:value="0.0000000029094">
                <text:p>0.0000000029094</text:p>
              </table:table-cell>
              <table:table-cell office:value-type="float" office:value="0.00000000078967">
                <text:p>0.00000000078967</text:p>
              </table:table-cell>
              <table:table-cell office:value-type="float" office:value="0.0000063021">
                <text:p>0.0000063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9043">
                <text:p>0.000089043</text:p>
              </table:table-cell>
              <table:table-cell office:value-type="float" office:value="0.00000000012098">
                <text:p>0.00000000012098</text:p>
              </table:table-cell>
              <table:table-cell office:value-type="float" office:value="0.000000000027401">
                <text:p>0.000000000027401</text:p>
              </table:table-cell>
              <table:table-cell office:value-type="float" office:value="0.00000087088">
                <text:p>0.000000870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1677">
                <text:p>0.000011677</text:p>
              </table:table-cell>
              <table:table-cell office:value-type="float" office:value="0.0000000000022155">
                <text:p>0.0000000000022155</text:p>
              </table:table-cell>
              <table:table-cell office:value-type="float" office:value="0.00000000000042727">
                <text:p>0.00000000000042727</text:p>
              </table:table-cell>
              <table:table-cell office:value-type="float" office:value="0.00000012699">
                <text:p>0.00000012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1263">
                <text:p>0.000001263</text:p>
              </table:table-cell>
              <table:table-cell office:value-type="float" office:value="0.000000000000023365">
                <text:p>0.000000000000023365</text:p>
              </table:table-cell>
              <table:table-cell office:value-type="float" office:value="4.0454E-015">
                <text:p>4.0454E-015</text:p>
              </table:table-cell>
              <table:table-cell office:value-type="float" office:value="0.000000015551">
                <text:p>0.0000000155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12181">
                <text:p>0.00000012181</text:p>
              </table:table-cell>
              <table:table-cell office:value-type="float" office:value="1.6184E-016">
                <text:p>1.6184E-016</text:p>
              </table:table-cell>
              <table:table-cell office:value-type="float" office:value="2.6888E-017">
                <text:p>2.6888E-017</text:p>
              </table:table-cell>
              <table:table-cell office:value-type="float" office:value="0.000000001359">
                <text:p>0.0000000013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012187">
                <text:p>0.000000012187</text:p>
              </table:table-cell>
              <table:table-cell office:value-type="float" office:value="8.0036E-019">
                <text:p>8.0036E-019</text:p>
              </table:table-cell>
              <table:table-cell office:value-type="float" office:value="8.9229E-018">
                <text:p>8.9229E-018</text:p>
              </table:table-cell>
              <table:table-cell office:value-type="float" office:value="0.000000000088754">
                <text:p>0.000000000088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14775">
                <text:p>0.0000000014775</text:p>
              </table:table-cell>
              <table:table-cell office:value-type="float" office:value="2.7446E-020">
                <text:p>2.7446E-020</text:p>
              </table:table-cell>
              <table:table-cell office:value-type="float" office:value="7.2763E-018">
                <text:p>7.2763E-018</text:p>
              </table:table-cell>
              <table:table-cell office:value-type="float" office:value="0.0000000000030034">
                <text:p>0.00000000000300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0020457">
                <text:p>0.00000000020457</text:p>
              </table:table-cell>
              <table:table-cell office:value-type="float" office:value="2.7458E-020">
                <text:p>2.7458E-020</text:p>
              </table:table-cell>
              <table:table-cell office:value-type="float" office:value="8.9231E-018">
                <text:p>8.9231E-018</text:p>
              </table:table-cell>
              <table:table-cell office:value-type="float" office:value="0.00000000000063776">
                <text:p>0.00000000000063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0000028991">
                <text:p>0.000000000028991</text:p>
              </table:table-cell>
              <table:table-cell office:value-type="float" office:value="2.671E-020">
                <text:p>2.671E-020</text:p>
              </table:table-cell>
              <table:table-cell office:value-type="float" office:value="6.0095E-018">
                <text:p>6.0095E-018</text:p>
              </table:table-cell>
              <table:table-cell office:value-type="float" office:value="0.00000000000013341">
                <text:p>0.00000000000013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00000000004081">
                <text:p>0.000000000004081</text:p>
              </table:table-cell>
              <table:table-cell office:value-type="float" office:value="2.6883E-020">
                <text:p>2.6883E-020</text:p>
              </table:table-cell>
              <table:table-cell office:value-type="float" office:value="5.8768E-018">
                <text:p>5.8768E-018</text:p>
              </table:table-cell>
              <table:table-cell office:value-type="float" office:value="0.000000000000021362">
                <text:p>0.0000000000000213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0000000000057695">
                <text:p>0.00000000000057695</text:p>
              </table:table-cell>
              <table:table-cell office:value-type="float" office:value="2.7386E-020">
                <text:p>2.7386E-020</text:p>
              </table:table-cell>
              <table:table-cell office:value-type="float" office:value="7.6251E-018">
                <text:p>7.6251E-018</text:p>
              </table:table-cell>
              <table:table-cell office:value-type="float" office:value="3.0188E-015">
                <text:p>3.0188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width="0.051cm" svg:stroke-color="#333333"/>
    </style:style>
    <style:style style:name="ch9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1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7e0021"/>
    </style:style>
    <style:style style:name="ch13" style:family="chart" style:data-style-name="N61">
      <style:text-properties fo:font-size="12pt"/>
    </style:style>
    <style:style style:name="ch14" style:family="chart">
      <style:chart-properties chart:solid-type="cuboid" chart:symbol-type="named-symbol" chart:symbol-name="arrow-right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chart:solid-type="cuboid" chart:symbol-type="named-symbol" chart:symbol-name="arrow-up" chart:symbol-width="0.25cm" chart:symbol-height="0.25cm"/>
    </style:style>
    <style:style style:name="ch18" style:family="chart" style:data-style-name="N6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51cm" svg:stroke-color="#ff420e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841cm" svg:height="18.541cm" xlink:href=".." xlink:type="simple" chart:class="chart:scatter" chart:style-name="ch1">
        <chart:title svg:x="10.619cm" svg:y="0.505cm" chart:style-name="ch2">
          <text:p>Newton's Method Convergence - Smooth Variable Stratification
Natural BC on PGF-z at top boundary</text:p>
        </chart:title>
        <chart:subtitle svg:x="15.103cm" svg:y="2.158cm" chart:style-name="ch3">
          <text:p>Terrain Height: 10 m</text:p>
        </chart:subtitle>
        <chart:legend chart:legend-position="end" svg:x="26.392cm" svg:y="7.567cm" style:legend-expansion="high" chart:style-name="ch4"/>
        <chart:plot-area chart:style-name="ch5" table:cell-range-address="'Smooth Stratification Natural PGF-Z'.C1:'Smooth Stratification Natural PGF-Z'.F12 'Smooth Stratification Natural PGF-Z'.C14:'Smooth Stratification Natural PGF-Z'.E14 'Smooth Stratification Natural PGF-Z'.A14:'Smooth Stratification Natural PGF-Z'.A14 'Smooth Stratification Natural PGF-Z'.A1:'Smooth Stratification Natural PGF-Z'.A12" chart:data-source-has-labels="row" svg:x="1.687cm" svg:y="3.211cm" svg:width="24.029cm" svg:height="13.979cm">
          <chartooo:coordinate-region svg:x="3.314cm" svg:y="3.411cm" svg:width="22.215cm" svg:height="13.132cm"/>
          <chart:axis chart:dimension="x" chart:name="primary-x" chart:style-name="ch6">
            <chart:title svg:x="12.466cm" svg:y="17.56cm" chart:style-name="ch7">
              <text:p>Newton Iteration</text:p>
            </chart:title>
            <chart:grid chart:style-name="ch8" chart:class="major"/>
          </chart:axis>
          <chart:axis chart:dimension="y" chart:name="primary-y" chart:style-name="ch9">
            <chart:title svg:x="0.451cm" svg:y="11.62cm" chart:style-name="ch10">
              <text:p>L-2 Norm Residual</text:p>
            </chart:title>
            <chart:grid chart:style-name="ch8" chart:class="major"/>
          </chart:axis>
          <chart:series chart:style-name="ch11" chart:values-cell-range-address="'Smooth Stratification Natural PGF-Z'.E1:'Smooth Stratification Natural PGF-Z'.E12" chart:label-cell-address="'Smooth Stratification Natural PGF-Z'.E14:'Smooth Stratification Natural PGF-Z'.E14" chart:class="chart:scatter">
            <chart:domain table:cell-range-address="'Smooth Stratification Natural PGF-Z'.F1:'Smooth Stratification Natural PGF-Z'.F12"/>
            <chart:regression-curve chart:style-name="ch12">
              <chart:equation chart:display-equation="true" chart:display-r-square="false" svg:x="25.978cm" svg:y="3.238cm" chart:style-name="ch13"/>
            </chart:regression-curve>
            <chart:data-point chart:style-name="ch14"/>
            <chart:data-point/>
            <chart:data-point chart:style-name="ch14" chart:repeated="5"/>
            <chart:data-point chart:repeated="5"/>
          </chart:series>
          <chart:series chart:style-name="ch15" chart:values-cell-range-address="'Smooth Stratification Natural PGF-Z'.D1:'Smooth Stratification Natural PGF-Z'.D12" chart:label-cell-address="'Smooth Stratification Natural PGF-Z'.D14:'Smooth Stratification Natural PGF-Z'.D14" chart:class="chart:scatter">
            <chart:data-point chart:repeated="12"/>
          </chart:series>
          <chart:series chart:style-name="ch16" chart:values-cell-range-address="'Smooth Stratification Natural PGF-Z'.C1:'Smooth Stratification Natural PGF-Z'.C12" chart:label-cell-address="'Smooth Stratification Natural PGF-Z'.C14:'Smooth Stratification Natural PGF-Z'.C14" chart:class="chart:scatter">
            <chart:data-point chart:repeated="6"/>
            <chart:data-point chart:style-name="ch17"/>
            <chart:data-point chart:repeated="5"/>
          </chart:series>
          <chart:series chart:style-name="ch18" chart:values-cell-range-address="'Smooth Stratification Natural PGF-Z'.A1:'Smooth Stratification Natural PGF-Z'.A12" chart:label-cell-address="'Smooth Stratification Natural PGF-Z'.A14:'Smooth Stratification Natural PGF-Z'.A14" chart:class="chart:scatter">
            <chart:regression-curve chart:style-name="ch19">
              <chart:equation chart:display-equation="true" chart:display-r-square="false" svg:x="26.061cm" svg:y="4.47cm" chart:style-name="ch13"/>
            </chart:regression-curve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otal Residual L2 </text:p>
                <draw:g>
                  <svg:desc>'Smooth Stratification Natural PGF-Z'.E14:'Smooth Stratification Natural PGF-Z'.E14</svg:desc>
                </draw:g>
              </table:table-cell>
              <table:table-cell office:value-type="string">
                <text:p>Theta Residual L2</text:p>
                <draw:g>
                  <svg:desc>'Smooth Stratification Natural PGF-Z'.D14:'Smooth Stratification Natural PGF-Z'.D14</svg:desc>
                </draw:g>
              </table:table-cell>
              <table:table-cell office:value-type="string">
                <text:p>P Residual L2</text:p>
                <draw:g>
                  <svg:desc>'Smooth Stratification Natural PGF-Z'.C14:'Smooth Stratification Natural PGF-Z'.C14</svg:desc>
                </draw:g>
              </table:table-cell>
              <table:table-cell office:value-type="string">
                <text:p>U Residual L2</text:p>
                <draw:g>
                  <svg:desc>'Smooth Stratification Natural PGF-Z'.A14:'Smooth Stratification Natural PGF-Z'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mooth Stratification Natural PGF-Z'.F1:'Smooth Stratification Natural PGF-Z'.F12</svg:desc>
                </draw:g>
              </table:table-cell>
              <table:table-cell office:value-type="float" office:value="0.0015062">
                <text:p>0.0015062</text:p>
                <draw:g>
                  <svg:desc>'Smooth Stratification Natural PGF-Z'.E1:'Smooth Stratification Natural PGF-Z'.E12</svg:desc>
                </draw:g>
              </table:table-cell>
              <table:table-cell office:value-type="float" office:value="0.000000017005">
                <text:p>0.000000017005</text:p>
                <draw:g>
                  <svg:desc>'Smooth Stratification Natural PGF-Z'.D1:'Smooth Stratification Natural PGF-Z'.D12</svg:desc>
                </draw:g>
              </table:table-cell>
              <table:table-cell office:value-type="float" office:value="0.0000000048701">
                <text:p>0.0000000048701</text:p>
                <draw:g>
                  <svg:desc>'Smooth Stratification Natural PGF-Z'.C1:'Smooth Stratification Natural PGF-Z'.C12</svg:desc>
                </draw:g>
              </table:table-cell>
              <table:table-cell office:value-type="float" office:value="0.000033945">
                <text:p>0.000033945</text:p>
                <draw:g>
                  <svg:desc>'Smooth Stratification Natural PGF-Z'.A1:'Smooth Stratification Natural PGF-Z'.A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45997">
                <text:p>0.00045997</text:p>
              </table:table-cell>
              <table:table-cell office:value-type="float" office:value="0.0000000021162">
                <text:p>0.0000000021162</text:p>
              </table:table-cell>
              <table:table-cell office:value-type="float" office:value="0.00000000051891">
                <text:p>0.00000000051891</text:p>
              </table:table-cell>
              <table:table-cell office:value-type="float" office:value="0.000004573">
                <text:p>0.000004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0081416">
                <text:p>0.000081416</text:p>
              </table:table-cell>
              <table:table-cell office:value-type="float" office:value="0.000000000092892">
                <text:p>0.000000000092892</text:p>
              </table:table-cell>
              <table:table-cell office:value-type="float" office:value="0.000000000018977">
                <text:p>0.000000000018977</text:p>
              </table:table-cell>
              <table:table-cell office:value-type="float" office:value="0.00000067287">
                <text:p>0.000000672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0011469">
                <text:p>0.000011469</text:p>
              </table:table-cell>
              <table:table-cell office:value-type="float" office:value="0.0000000000017987">
                <text:p>0.0000000000017987</text:p>
              </table:table-cell>
              <table:table-cell office:value-type="float" office:value="0.0000000000003232">
                <text:p>0.0000000000003232</text:p>
              </table:table-cell>
              <table:table-cell office:value-type="float" office:value="0.00000017667">
                <text:p>0.00000017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0022653">
                <text:p>0.0000022653</text:p>
              </table:table-cell>
              <table:table-cell office:value-type="float" office:value="0.00000000000001984">
                <text:p>0.00000000000001984</text:p>
              </table:table-cell>
              <table:table-cell office:value-type="float" office:value="3.4058E-015">
                <text:p>3.4058E-015</text:p>
              </table:table-cell>
              <table:table-cell office:value-type="float" office:value="0.000000059987">
                <text:p>0.00000005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00070099">
                <text:p>0.00000070099</text:p>
              </table:table-cell>
              <table:table-cell office:value-type="float" office:value="1.4461E-016">
                <text:p>1.4461E-016</text:p>
              </table:table-cell>
              <table:table-cell office:value-type="float" office:value="4.2082E-016">
                <text:p>4.2082E-016</text:p>
              </table:table-cell>
              <table:table-cell office:value-type="float" office:value="0.000000021208">
                <text:p>0.000000021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0023387">
                <text:p>0.00000023387</text:p>
              </table:table-cell>
              <table:table-cell office:value-type="float" office:value="8.862E-019">
                <text:p>8.862E-019</text:p>
              </table:table-cell>
              <table:table-cell office:value-type="float" office:value="1.4304E-016">
                <text:p>1.4304E-016</text:p>
              </table:table-cell>
              <table:table-cell office:value-type="float" office:value="0.0000000073061">
                <text:p>0.00000000730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78114">
                <text:p>0.000000078114</text:p>
              </table:table-cell>
              <table:table-cell office:value-type="float" office:value="2.4427E-020">
                <text:p>2.4427E-020</text:p>
              </table:table-cell>
              <table:table-cell office:value-type="float" office:value="4.8566E-017">
                <text:p>4.8566E-017</text:p>
              </table:table-cell>
              <table:table-cell office:value-type="float" office:value="0.0000000024653">
                <text:p>0.00000000246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0026066">
                <text:p>0.000000026066</text:p>
              </table:table-cell>
              <table:table-cell office:value-type="float" office:value="2.2701E-020">
                <text:p>2.2701E-020</text:p>
              </table:table-cell>
              <table:table-cell office:value-type="float" office:value="1.8091E-017">
                <text:p>1.8091E-017</text:p>
              </table:table-cell>
              <table:table-cell office:value-type="float" office:value="0.00000000082439">
                <text:p>0.000000000824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